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erican Typewriter" svg:font-family="'American Typewriter'" style:font-family-generic="modern" style:font-pitch="variable"/>
    <style:font-face style:name="AmericanTypewriter" svg:font-family="AmericanTypewriter"/>
    <style:font-face style:name="Arial" svg:font-family="Aria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svg:stroke-width="0.04cm" svg:stroke-color="#5b884a" draw:marker-start-width="0.26cm" draw:marker-end-width="0.26cm" draw:stroke-linejoin="miter" draw:fill="solid" draw:fill-color="#5b884a" fo:padding-top="0.02cm" fo:padding-bottom="0.02cm" fo:padding-left="0.02cm" fo:padding-right="0.02cm" loext:decorative="false"/>
    </style:style>
    <style:style style:name="gr2" style:family="graphic" style:parent-style-name="standard">
      <style:graphic-properties draw:stroke="solid" svg:stroke-width="0.04cm" svg:stroke-color="#5b884a" draw:marker-start-width="0.26cm" draw:marker-end-width="0.26cm" draw:stroke-linejoin="miter" svg:stroke-linecap="butt" draw:fill="solid" draw:fill-color="#5b884a" fo:padding-top="0.02cm" fo:padding-bottom="0.02cm" fo:padding-left="0.02cm" fo:padding-right="0.02cm" loext:decorative="false"/>
    </style:style>
    <style:style style:name="gr3" style:family="graphic" style:parent-style-name="standard">
      <style:graphic-properties draw:stroke="none" draw:fill="none" draw:textarea-horizontal-align="left" draw:textarea-vertical-align="top" draw:auto-grow-height="true" draw:auto-grow-width="true" fo:min-height="0.611cm" fo:min-width="4.551cm" fo:padding-top="0cm" fo:padding-bottom="0cm" fo:padding-left="0cm" fo:padding-right="0cm" loext:decorative="false"/>
      <style:paragraph-properties style:writing-mode="lr-tb"/>
    </style:style>
    <style:style style:name="gr4" style:family="graphic" style:parent-style-name="standard" style:list-style-name="L2">
      <style:graphic-properties draw:stroke="none" draw:fill="none" draw:textarea-horizontal-align="justify" draw:textarea-vertical-align="top" draw:auto-grow-height="true" draw:auto-grow-width="false" fo:min-height="7.738cm" fo:min-width="5.929cm" fo:padding-top="0cm" fo:padding-bottom="0cm" fo:padding-left="0cm" fo:padding-right="0cm" loext:decorative="false"/>
      <style:paragraph-properties style:writing-mode="lr-tb"/>
    </style:style>
    <style:style style:name="gr5" style:family="graphic" style:parent-style-name="standard">
      <style:graphic-properties draw:stroke="solid" svg:stroke-width="0.035cm" svg:stroke-color="#5b884a" draw:stroke-linejoin="miter" svg:stroke-linecap="butt" draw:fill="none" fo:padding-top="0.017cm" fo:padding-bottom="0.017cm" fo:padding-left="0.017cm" fo:padding-right="0.017cm" loext:decorative="false"/>
    </style:style>
    <style:style style:name="gr6" style:family="graphic" style:parent-style-name="standard">
      <style:graphic-properties draw:stroke="none" draw:fill="none" draw:textarea-horizontal-align="left" draw:textarea-vertical-align="top" draw:auto-grow-height="true" draw:auto-grow-width="true" fo:min-height="0.611cm" fo:min-width="4.457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justify" draw:textarea-vertical-align="top" draw:auto-grow-height="true" draw:auto-grow-width="false" fo:min-height="7.472cm" fo:min-width="5.826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31cm" fo:min-width="0.782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11cm" fo:min-width="5.594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justify" draw:textarea-vertical-align="top" draw:auto-grow-height="true" draw:auto-grow-width="false" fo:min-height="1.672cm" fo:min-width="5.679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11cm" fo:min-width="1.742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83cm" fo:min-width="6.106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11cm" fo:min-width="3.013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11cm" fo:min-width="3.906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611cm" fo:min-width="3.041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justify" draw:textarea-vertical-align="top" draw:auto-grow-height="true" draw:auto-grow-width="false" fo:min-height="1.944cm" fo:min-width="5.711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91cm" fo:min-width="0.317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91cm" fo:min-width="5.991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611cm" fo:min-width="3.546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11cm" fo:min-width="4.025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11cm" fo:min-width="2.581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611cm" fo:min-width="3.736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justify" draw:textarea-vertical-align="top" draw:auto-grow-height="true" draw:auto-grow-width="false" fo:min-height="4.396cm" fo:min-width="5.711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justify" draw:textarea-vertical-align="top" draw:auto-grow-height="true" draw:auto-grow-width="false" fo:min-height="2.746cm" fo:min-width="5.711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justify" draw:textarea-vertical-align="top" draw:auto-grow-height="true" draw:auto-grow-width="false" fo:min-height="3.839cm" fo:min-width="5.711cm" fo:padding-top="0cm" fo:padding-bottom="0cm" fo:padding-left="0cm" fo:padding-right="0cm" loext:decorative="false"/>
      <style:paragraph-properties style:writing-mode="lr-tb"/>
    </style:style>
    <style:style style:name="gr26" style:family="graphic" style:parent-style-name="standard" style:list-style-name="L8">
      <style:graphic-properties draw:stroke="none" draw:fill="none" draw:textarea-horizontal-align="justify" draw:textarea-vertical-align="top" draw:auto-grow-height="true" draw:auto-grow-width="false" fo:min-height="8.068cm" fo:min-width="5.894cm" fo:padding-top="0cm" fo:padding-bottom="0cm" fo:padding-left="0cm" fo:padding-right="0cm" loext:decorative="false"/>
      <style:paragraph-properties style:writing-mode="lr-tb"/>
    </style:style>
    <style:style style:name="gr27" style:family="graphic" style:parent-style-name="standard" style:list-style-name="L8">
      <style:graphic-properties draw:stroke="none" draw:fill="none" draw:textarea-horizontal-align="justify" draw:textarea-vertical-align="top" draw:auto-grow-height="true" draw:auto-grow-width="false" fo:min-height="7.5cm" fo:min-width="5.894cm" fo:padding-top="0cm" fo:padding-bottom="0cm" fo:padding-left="0cm" fo:padding-right="0cm" loext:decorative="false"/>
      <style:paragraph-properties style:writing-mode="lr-tb"/>
    </style:style>
    <style:style style:name="gr28" style:family="graphic" style:parent-style-name="standard" style:list-style-name="L8">
      <style:graphic-properties draw:stroke="none" draw:fill="none" draw:fill-color="#ffffff" fo:min-height="2.374cm" loext:decorative="false"/>
      <style:paragraph-properties style:writing-mode="lr-tb"/>
    </style:style>
    <style:style style:name="gr29" style:family="graphic" style:parent-style-name="standard" style:list-style-name="L8">
      <style:graphic-properties draw:stroke="none" draw:fill="none" draw:fill-color="#ffffff" fo:min-height="1.426cm" loext:decorative="false"/>
      <style:paragraph-properties style:writing-mode="lr-tb"/>
    </style:style>
    <style:style style:name="gr30" style:family="graphic" style:parent-style-name="standard" style:list-style-name="L8">
      <style:graphic-properties draw:stroke="none" draw:fill="none" draw:fill-color="#ffffff" fo:min-height="1.86cm" loext:decorative="false"/>
      <style:paragraph-properties style:writing-mode="lr-tb"/>
    </style:style>
    <style:style style:name="gr31" style:family="graphic" style:parent-style-name="standard" style:list-style-name="L8">
      <style:graphic-properties draw:stroke="none" draw:fill="none" draw:fill-color="#ffffff" fo:min-height="0.703cm" loext:decorative="false"/>
      <style:paragraph-properties style:writing-mode="lr-tb"/>
    </style:style>
    <style:style style:name="gr32" style:family="graphic" style:parent-style-name="standard" style:list-style-name="L8">
      <style:graphic-properties draw:stroke="none" draw:fill="none" draw:fill-color="#ffffff" fo:min-height="2.725cm" loext:decorative="false"/>
      <style:paragraph-properties style:writing-mode="lr-tb"/>
    </style:style>
    <style:style style:name="gr33" style:family="graphic" style:parent-style-name="standard" style:list-style-name="L8">
      <style:graphic-properties draw:stroke="none" draw:fill="none" draw:fill-color="#ffffff" fo:min-height="3.118cm" loext:decorative="false"/>
      <style:paragraph-properties style:writing-mode="lr-tb"/>
    </style:style>
    <style:style style:name="gr34" style:family="graphic" style:parent-style-name="standard">
      <style:graphic-properties draw:stroke="none" draw:fill="none" draw:textarea-horizontal-align="justify" draw:textarea-vertical-align="top" draw:auto-grow-height="true" draw:auto-grow-width="false" fo:min-height="0.991cm" fo:min-width="5.679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justify" draw:textarea-vertical-align="top" draw:auto-grow-height="true" draw:auto-grow-width="false" fo:min-height="1.321cm" fo:min-width="5.679cm" fo:padding-top="0cm" fo:padding-bottom="0cm" fo:padding-left="0cm" fo:padding-right="0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0.331cm" loext:decorative="false"/>
      <style:paragraph-properties style:writing-mode="lr-tb"/>
    </style:style>
    <style:style style:name="P1" style:family="paragraph">
      <loext:graphic-properties draw:fill="solid" draw:fill-color="#5b884a"/>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style:paragraph-properties fo:text-align="start" style:writing-mode="lr-tb"/>
      <style:text-properties fo:hyphenate="false" loext:hyphenation-no-caps="false" loext:hyphenation-no-last-word="false"/>
    </style:style>
    <style:style style:name="P5" style:family="paragraph">
      <loext:graphic-properties draw:fill="none"/>
      <style:paragraph-properties fo:text-align="start"/>
      <style:text-properties style:font-name="American Typewriter" fo:font-size="8pt" style:font-size-asian="8pt" style:font-size-complex="8pt" fo:hyphenate="false" loext:hyphenation-no-caps="false" loext:hyphenation-no-last-word="false"/>
    </style:style>
    <style:style style:name="P6" style:family="paragraph">
      <loext:graphic-properties draw:fill="none"/>
    </style:style>
    <style:style style:name="P7" style:family="paragraph">
      <loext:graphic-properties draw:fill="none"/>
      <style:text-properties style:font-name="American Typewriter" fo:font-size="14pt" style:font-size-asian="14pt" style:font-size-complex="14pt"/>
    </style:style>
    <style:style style:name="P8" style:family="paragraph">
      <loext:graphic-properties draw:fill="none"/>
      <style:paragraph-properties fo:text-align="start"/>
      <style:text-properties style:font-name="American Typewriter" fo:font-size="8pt" style:font-size-asian="8pt" style:font-size-complex="8pt"/>
    </style:style>
    <style:style style:name="P9" style:family="paragraph">
      <loext:graphic-properties draw:fill="none"/>
      <style:text-properties fo:font-size="8pt" style:font-size-asian="8pt" style:font-size-complex="8pt"/>
    </style:style>
    <style:style style:name="P10" style:family="paragraph">
      <loext:graphic-properties draw:fill="none"/>
      <style:paragraph-properties fo:text-align="start"/>
      <style:text-properties style:font-name="American Typewriter" fo:font-size="8pt" fo:font-weight="normal" style:font-size-asian="8pt" style:font-weight-asian="normal" style:font-size-complex="8pt" style:font-weight-complex="normal"/>
    </style:style>
    <style:style style:name="P11" style:family="paragraph">
      <loext:graphic-properties draw:fill="none"/>
      <style:paragraph-properties fo:text-align="start"/>
      <style:text-properties style:font-name="American Typewriter" fo:font-size="11pt" style:font-size-asian="11pt" style:font-size-complex="11pt"/>
    </style:style>
    <style:style style:name="P12" style:family="paragraph">
      <loext:graphic-properties draw:fill="none"/>
      <style:text-properties fo:font-size="9pt" style:font-size-asian="9pt" style:font-size-complex="9pt"/>
    </style:style>
    <style:style style:name="P13" style:family="paragraph">
      <loext:graphic-properties draw:fill="none"/>
      <style:paragraph-properties fo:text-align="start"/>
      <style:text-properties fo:font-size="11pt" style:font-size-asian="11pt" style:font-size-complex="11pt"/>
    </style:style>
    <style:style style:name="P14" style:family="paragraph">
      <loext:graphic-properties draw:fill="none"/>
      <style:paragraph-properties fo:text-align="start"/>
      <style:text-properties style:font-name="American Typewriter" fo:font-size="14pt" style:font-size-asian="14pt" style:font-size-complex="14pt"/>
    </style:style>
    <style:style style:name="P15" style:family="paragraph">
      <style:text-properties fo:hyphenate="false" loext:hyphenation-no-caps="false" loext:hyphenation-no-last-word="false"/>
    </style:style>
    <style:style style:name="P16" style:family="paragraph">
      <loext:graphic-properties draw:fill="none" draw:fill-color="#ffffff"/>
      <style:text-properties fo:hyphenate="false" loext:hyphenation-no-caps="false" loext:hyphenation-no-last-word="false"/>
    </style:style>
    <style:style style:name="P17" style:family="paragraph">
      <loext:graphic-properties draw:fill="none" draw:fill-color="#ffffff"/>
      <style:paragraph-properties fo:text-align="start"/>
      <style:text-properties fo:hyphenate="false" loext:hyphenation-no-caps="false" loext:hyphenation-no-last-word="false"/>
    </style:style>
    <style:style style:name="P18" style:family="paragraph">
      <loext:graphic-properties draw:fill="none" draw:fill-color="#ffffff"/>
      <style:text-properties fo:font-weight="bold" style:font-weight-asian="bold" style:font-weight-complex="bold" fo:hyphenate="false" loext:hyphenation-no-caps="false" loext:hyphenation-no-last-word="false"/>
    </style:style>
    <style:style style:name="P19" style:family="paragraph">
      <loext:graphic-properties draw:fill="none" draw:fill-color="#ffffff"/>
      <style:text-properties style:font-name="American Typewriter" fo:font-size="8pt" style:font-size-asian="8pt" style:font-size-complex="8pt"/>
    </style:style>
    <style:style style:name="T1" style:family="text">
      <style:text-properties fo:color="#ffffff" loext:opacity="100%" style:font-name="AmericanTypewriter" fo:font-size="14pt" fo:font-weight="bold" style:font-name-asian="AmericanTypewriter" style:font-size-asian="14pt" style:font-weight-asian="bold" style:font-name-complex="AmericanTypewriter" style:font-size-complex="14pt" style:font-weight-complex="bold"/>
    </style:style>
    <style:style style:name="T2" style:family="text">
      <style:text-properties fo:color="#ffffff" loext:opacity="100%" style:font-name="American Typewriter" fo:font-size="14pt" fo:font-weight="bold" style:font-name-asian="AmericanTypewriter" style:font-size-asian="14pt" style:font-weight-asian="bold" style:font-name-complex="AmericanTypewriter" style:font-size-complex="14pt" style:font-weight-complex="bold"/>
    </style:style>
    <style:style style:name="T3" style:family="text">
      <style:text-properties fo:color="#ffffff" loext:opacity="100%" style:font-name="American Typewriter" fo:font-size="8pt" fo:font-weight="bold" style:font-name-asian="AmericanTypewriter" style:font-size-asian="8pt" style:font-weight-asian="bold" style:font-name-complex="AmericanTypewriter" style:font-size-complex="8pt" style:font-weight-complex="bold"/>
    </style:style>
    <style:style style:name="T4" style:family="text">
      <style:text-properties fo:color="#ffffff" loext:opacity="100%" style:font-name="American Typewriter" fo:font-size="8pt" fo:font-weight="normal" style:font-name-asian="AmericanTypewriter" style:font-size-asian="8pt" style:font-weight-asian="normal" style:font-name-complex="AmericanTypewriter" style:font-size-complex="8pt" style:font-weight-complex="normal"/>
    </style:style>
    <style:style style:name="T5" style:family="text">
      <style:text-properties fo:color="#20261e" loext:opacity="100%" style:font-name="American Typewriter" fo:font-size="14pt" fo:font-weight="bold" style:font-name-asian="AmericanTypewriter" style:font-size-asian="14pt" style:font-weight-asian="bold" style:font-name-complex="AmericanTypewriter" style:font-size-complex="14pt" style:font-weight-complex="bold"/>
    </style:style>
    <style:style style:name="T6" style:family="text">
      <style:text-properties fo:color="#20261e" loext:opacity="100%" style:font-name="American Typewriter" fo:font-size="8pt" fo:font-weight="bold" style:font-name-asian="AmericanTypewriter" style:font-size-asian="8pt" style:font-weight-asian="bold" style:font-name-complex="AmericanTypewriter" style:font-size-complex="8pt" style:font-weight-complex="bold"/>
    </style:style>
    <style:style style:name="T7" style:family="text">
      <style:text-properties fo:color="#20261e" loext:opacity="100%" style:font-name="American Typewriter" fo:font-size="8pt" fo:font-weight="normal" style:font-name-asian="AmericanTypewriter" style:font-size-asian="8pt" style:font-weight-asian="normal" style:font-name-complex="AmericanTypewriter" style:font-size-complex="8pt" style:font-weight-complex="normal"/>
    </style:style>
    <style:style style:name="T8" style:family="text">
      <style:text-properties fo:color="#20261e" loext:opacity="100%" style:font-name="AmericanTypewriter" fo:font-size="8pt" fo:font-weight="normal" style:font-name-asian="AmericanTypewriter" style:font-size-asian="8pt" style:font-weight-asian="normal" style:font-name-complex="AmericanTypewriter" style:font-size-complex="8pt" style:font-weight-complex="normal"/>
    </style:style>
    <style:style style:name="T9" style:family="text">
      <style:text-properties fo:color="#f6efeb" loext:opacity="100%" style:font-name="American Typewriter" fo:font-size="13pt" fo:font-weight="bold" style:font-name-asian="AmericanTypewriter" style:font-size-asian="13pt" style:font-weight-asian="bold" style:font-name-complex="AmericanTypewriter" style:font-size-complex="13pt" style:font-weight-complex="bold"/>
    </style:style>
    <style:style style:name="T10" style:family="text">
      <style:text-properties fo:color="#20261e" loext:opacity="100%" style:font-name="AmericanTypewriter" fo:font-size="9pt" fo:font-weight="bold" style:font-name-asian="AmericanTypewriter" style:font-size-asian="9pt" style:font-weight-asian="bold" style:font-name-complex="AmericanTypewriter" style:font-size-complex="9pt" style:font-weight-complex="bold"/>
    </style:style>
    <style:style style:name="T11" style:family="text">
      <style:text-properties fo:color="#f6efeb" loext:opacity="100%" style:font-name="American Typewriter" fo:font-size="14pt" fo:font-weight="bold" style:font-name-asian="AmericanTypewriter" style:font-size-asian="14pt" style:font-weight-asian="bold" style:font-name-complex="AmericanTypewriter" style:font-size-complex="14pt" style:font-weight-complex="bold"/>
    </style:style>
    <style:style style:name="T12" style:family="text">
      <style:text-properties fo:color="#f6efeb" loext:opacity="100%" style:font-name="AmericanTypewriter" fo:font-size="11pt" fo:font-weight="bold" style:font-name-asian="AmericanTypewriter" style:font-size-asian="11pt" style:font-weight-asian="bold" style:font-name-complex="AmericanTypewriter" style:font-size-complex="11pt" style:font-weight-complex="bold"/>
    </style:style>
    <style:style style:name="T13" style:family="text">
      <style:text-properties fo:color="#20261e" loext:opacity="100%" style:font-name="American Typewriter" fo:font-size="8pt" style:font-name-asian="AmericanTypewriter" style:font-size-asian="8pt" style:font-name-complex="AmericanTypewriter" style:font-size-complex="8pt"/>
    </style:style>
    <style:style style:name="T14" style:family="text">
      <style:text-properties style:font-name="American Typewriter" fo:font-size="8pt" style:font-size-asian="8pt" style:font-size-complex="8pt"/>
    </style:style>
    <style:style style:name="T15" style:family="text">
      <style:text-properties style:font-name="American Typewriter" fo:font-size="8pt" fo:font-style="italic" style:font-size-asian="8pt" style:font-style-asian="italic" style:font-size-complex="8pt" style:font-style-complex="italic"/>
    </style:style>
    <text:list-style style:name="L1">
      <text:list-level-style-bullet text:level="1" text:bullet-char="●">
        <style:list-level-properties/>
        <style:text-properties fo:font-family="OpenSymbol" style:use-window-font-color="true" fo:font-size="6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2cm"/>
        <style:text-properties fo:font-family="OpenSymbol" style:use-window-font-color="true" fo:font-size="6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4cm"/>
        <style:text-properties style:use-window-font-color="true" fo:font-size="100%"/>
      </text:list-level-style-number>
      <text:list-level-style-bullet text:level="2" text:bullet-char="●">
        <style:list-level-properties text:space-before="0.6cm" text:min-label-width="0.3cm"/>
        <style:text-properties fo:font-family="OpenSymbol" style:use-window-font-color="true" fo:font-size="100%"/>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4cm"/>
        <style:text-properties style:use-window-font-color="true" fo:font-size="100%"/>
      </text:list-level-style-number>
      <text:list-level-style-bullet text:level="2" text:bullet-char="●">
        <style:list-level-properties text:space-before="0.4cm" text:min-label-width="0.2cm"/>
        <style:text-properties fo:font-family="OpenSymbol" style:use-window-font-color="true" fo:font-size="65%"/>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0.4cm"/>
        <style:text-properties style:use-window-font-color="true" fo:font-size="100%"/>
      </text:list-level-style-number>
      <text:list-level-style-number text:level="2" style:num-suffix=")" style:num-format="1">
        <style:list-level-properties text:space-before="0.4cm" text:min-label-width="0.2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text:min-label-width="0.3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0.4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master-page3">
        <draw:polygon draw:style-name="gr1" draw:text-style-name="P1" draw:layer="layout" svg:width="6.601cm" svg:height="1.009cm" svg:x="13.799cm" svg:y="10.129cm" svg:viewBox="0 0 6602 1010" draw:points="0,1010 6602,1010 6602,0 0,0">
          <text:p/>
        </draw:polygon>
        <draw:polygon draw:style-name="gr2" draw:text-style-name="P1" draw:layer="layout" svg:width="6.6cm" svg:height="9.1cm" svg:x="0.6cm" svg:y="1.036cm" svg:viewBox="0 0 6601 9101" draw:points="6601,9101 0,9101 0,0 6601,0">
          <text:p/>
        </draw:polygon>
        <draw:frame draw:style-name="gr3" draw:text-style-name="P3" draw:layer="layout" svg:width="4.551cm" svg:height="0.611cm" svg:x="0.882cm" svg:y="1.352cm">
          <draw:text-box>
            <text:p text:style-name="P2"><text:span text:style-name="T1">KI-</text:span><text:span text:style-name="T2">Rundenablauf</text:span></text:p>
          </draw:text-box>
        </draw:frame>
        <draw:frame draw:style-name="gr4" draw:text-style-name="P5" draw:layer="layout" svg:width="6.208cm" svg:height="7.738cm" svg:x="0.878cm" svg:y="2.155cm">
          <draw:text-box>
            <text:list text:style-name="L2">
              <text:list-item>
                <text:p text:style-name="P4"><text:span text:style-name="T3">KI-Initiative</text:span><text:span text:style-name="T4"> – Ziehe die oberste Karte, nachdem der Spieler seine Initiativkarte gespielt hat</text:span></text:p>
              </text:list-item>
              <text:list-item>
                <text:p text:style-name="P4"><text:span text:style-name="T3">KI-Zug</text:span><text:span text:style-name="T4"> – Ziehe 4 Karten und lege sie in einer Reihe ab</text:span><text:span text:style-name="T4"><text:line-break/></text:span><text:span text:style-name="T4">(Leicht = 3 Karten, Schwierig = 5)</text:span></text:p>
              </text:list-item>
              <text:list-item>
                <text:p text:style-name="P4"><text:span text:style-name="T3">Reihenfolge</text:span><text:span text:style-name="T4"> – Höhere Initiativwerte zuerst (Ausnahme: Feldwebel </text:span><text:span text:style-name="T3">dann</text:span><text:span text:style-name="T4"> Anführer am Ende der Reihe)</text:span></text:p>
              </text:list-item>
            </text:list>
            <text:p text:style-name="P4"><text:span text:style-name="T4"/></text:p>
            <text:p text:style-name="P4"><text:span text:style-name="T3">Verluste</text:span><text:span text:style-name="T4"> – Wird eine KI-Einheit getroffen, während der Spieler die Initiative hat, dann lege einen Deiner Erkundungsmarker auf die Einheit; ermittle die Verluste später, nachdem die KI ihre Karten gezogen hat</text:span></text:p>
            <text:p text:style-name="P4"><text:span text:style-name="T4"/></text:p>
            <text:p text:style-name="P4"><text:span text:style-name="T3">Bedrohtes Ziel </text:span><text:span text:style-name="T4">– Wenn ein Schütze des Spielers bei einem Ziel ist und das Feld im nächsten Zug sichern könnte, dann überspringt die KI Bewegungsaktionen von diesem Feld bzw. bevorzugt Bewegungen auf das Feld gegenüber allen anderen Aktionen</text:span></text:p>
          </draw:text-box>
        </draw:frame>
        <draw:polygon draw:style-name="gr5" draw:text-style-name="P6" draw:layer="layout" svg:width="6.599cm" svg:height="9.1cm" svg:x="7.2cm" svg:y="1.036cm" svg:viewBox="0 0 6600 9101" draw:points="6600,9101 0,9101 0,0 6600,0">
          <text:p/>
        </draw:polygon>
        <draw:polygon draw:style-name="gr5" draw:text-style-name="P6" draw:layer="layout" svg:width="6.6cm" svg:height="9.1cm" svg:x="0.6cm" svg:y="10.129cm" svg:viewBox="0 0 6601 9101" draw:points="6601,9101 0,9101 0,0 6601,0">
          <text:p/>
        </draw:polygon>
        <draw:polygon draw:style-name="gr5" draw:text-style-name="P6" draw:layer="layout" svg:width="6.599cm" svg:height="9.1cm" svg:x="7.2cm" svg:y="10.129cm" svg:viewBox="0 0 6600 9101" draw:points="6600,9101 0,9101 0,0 6600,0">
          <text:p/>
        </draw:polygon>
        <draw:polygon draw:style-name="gr5" draw:text-style-name="P6" draw:layer="layout" svg:width="6.6cm" svg:height="9.1cm" svg:x="0.6cm" svg:y="19.222cm" svg:viewBox="0 0 6601 9101" draw:points="6601,9101 0,9101 0,0 6601,0">
          <text:p/>
        </draw:polygon>
        <draw:polygon draw:style-name="gr5" draw:text-style-name="P6" draw:layer="layout" svg:width="6.599cm" svg:height="9.1cm" svg:x="7.2cm" svg:y="19.222cm" svg:viewBox="0 0 6600 9101" draw:points="6600,9101 0,9101 0,0 6600,0">
          <text:p/>
        </draw:polygon>
        <draw:polygon draw:style-name="gr5" draw:text-style-name="P6" draw:layer="layout" svg:width="6.601cm" svg:height="9.1cm" svg:x="13.799cm" svg:y="1.036cm" svg:viewBox="0 0 6602 9101" draw:points="6602,9101 0,9101 0,0 6602,0">
          <text:p/>
        </draw:polygon>
        <draw:polygon draw:style-name="gr5" draw:text-style-name="P6" draw:layer="layout" svg:width="6.601cm" svg:height="9.1cm" svg:x="13.799cm" svg:y="10.129cm" svg:viewBox="0 0 6602 9101" draw:points="6602,9101 0,9101 0,0 6602,0">
          <text:p/>
        </draw:polygon>
        <draw:polygon draw:style-name="gr5" draw:text-style-name="P6" draw:layer="layout" svg:width="6.601cm" svg:height="9.1cm" svg:x="13.799cm" svg:y="19.222cm" svg:viewBox="0 0 6602 9101" draw:points="6602,9101 0,9101 0,0 6602,0">
          <text:p/>
        </draw:polygon>
        <draw:frame draw:style-name="gr6" draw:text-style-name="P7" draw:layer="layout" svg:width="4.457cm" svg:height="0.611cm" svg:x="7.545cm" svg:y="1.352cm">
          <draw:text-box>
            <text:p text:style-name="P2"><text:span text:style-name="T5">Angriffspriorität</text:span></text:p>
          </draw:text-box>
        </draw:frame>
        <draw:frame draw:style-name="gr7" draw:text-style-name="P8" draw:layer="layout" svg:width="5.968cm" svg:height="7.472cm" svg:x="7.541cm" svg:y="2.13cm">
          <draw:text-box>
            <text:p text:style-name="P2"><text:span text:style-name="T6">Spieler soll Zielpunkte kontrollieren:</text:span></text:p>
            <text:list text:style-name="L3">
              <text:list-item>
                <text:p text:style-name="P4"><text:span text:style-name="T7">Schütze &gt; Späher &gt; Scharfschütze &gt;</text:span><text:span text:style-name="T7"><text:line-break/></text:span><text:span text:style-name="T7">MG-Schütze &gt; Granatwerfer</text:span></text:p>
              </text:list-item>
            </text:list>
            <text:p text:style-name="P4"><text:span text:style-name="T7"/></text:p>
            <text:p text:style-name="P4"><text:span text:style-name="T6">Spieler soll KI neutralisieren:</text:span></text:p>
            <text:list text:continue-numbering="true" text:style-name="L3">
              <text:list-item>
                <text:p text:style-name="P4"><text:span text:style-name="T7">Scharfschütze &gt; MG-Schütze &gt;</text:span><text:span text:style-name="T7"><text:line-break/></text:span><text:span text:style-name="T7">Granatwerfer &gt; Schütze &gt; Späher</text:span></text:p>
              </text:list-item>
            </text:list>
            <text:p text:style-name="P4"><text:span text:style-name="T7"/></text:p>
            <text:list text:style-name="L4">
              <text:list-item>
                <text:p text:style-name="P4"><text:span text:style-name="T7">Wähle die Art der Zieleinheit gemäß obiger Rangfolge</text:span></text:p>
              </text:list-item>
              <text:list-item>
                <text:p text:style-name="P4"><text:span text:style-name="T7">Wähle daraus die Einheit</text:span></text:p>
              </text:list-item>
            </text:list>
            <text:list text:style-name="L5">
              <text:list-item>
                <text:list>
                  <text:list-item>
                    <text:p text:style-name="P4"><text:span text:style-name="T7">mit dem niedrigsten Verteidigungswert</text:span></text:p>
                  </text:list-item>
                  <text:list-item>
                    <text:p text:style-name="P4"><text:span text:style-name="T7">die am nächsten zu einem vom Spieler nicht kontrollierten Ziel ist</text:span></text:p>
                  </text:list-item>
                  <text:list-item>
                    <text:p text:style-name="P4"><text:span text:style-name="T7">bei Gleichstand eine Einheit aus der Gruppe A &gt; B &gt; C</text:span></text:p>
                  </text:list-item>
                </text:list>
              </text:list-item>
            </text:list>
            <text:list text:style-name="L6">
              <text:list-item>
                <text:p text:style-name="P4"><text:span text:style-name="T7">Hat JEDOCH eine niedriger priorisierte Einheit eine um 2+ kleinere Verteidigung als ALLE höher priorisierten Einheiten, dann greife stattdessen diese Einheit an</text:span></text:p>
              </text:list-item>
            </text:list>
          </draw:text-box>
        </draw:frame>
        <draw:frame draw:style-name="gr8" draw:text-style-name="P9" draw:layer="layout" svg:width="0.782cm" svg:height="0.331cm" svg:x="7.639cm" svg:y="2.019cm">
          <draw:text-box>
            <text:p text:style-name="P2"><text:span text:style-name="T8"><text:s text:c="11"/></text:span></text:p>
          </draw:text-box>
        </draw:frame>
        <draw:frame draw:style-name="gr9" draw:text-style-name="P7" draw:layer="layout" svg:width="5.594cm" svg:height="0.611cm" svg:x="14.154cm" svg:y="1.352cm">
          <draw:text-box>
            <text:p text:style-name="P2"><text:span text:style-name="T5">Verstärkungspriorität</text:span></text:p>
          </draw:text-box>
        </draw:frame>
        <draw:frame draw:style-name="gr10" draw:text-style-name="P10" draw:layer="layout" svg:width="5.995cm" svg:height="1.672cm" svg:x="14.202cm" svg:y="8.196cm">
          <draw:text-box>
            <text:p text:style-name="P2"><text:span text:style-name="T6">Reserve + Verluste (Neutralisieren)</text:span></text:p>
            <text:list text:style-name="L7">
              <text:list-item>
                <text:p text:style-name="P4"><text:span text:style-name="T7">Scharfschütze = 0</text:span></text:p>
              </text:list-item>
              <text:list-item>
                <text:p text:style-name="P4"><text:span text:style-name="T7">MG &gt; Granatwerfer &gt; Späher = 1</text:span></text:p>
              </text:list-item>
              <text:list-item>
                <text:p text:style-name="P4"><text:span text:style-name="T7">Schütze = 3</text:span></text:p>
              </text:list-item>
              <text:list-item>
                <text:p text:style-name="P4"><text:span text:style-name="T7">Anführer &gt; Feldwebel = 0</text:span></text:p>
              </text:list-item>
            </text:list>
          </draw:text-box>
        </draw:frame>
        <draw:frame draw:style-name="gr11" draw:text-style-name="P7" draw:layer="layout" svg:width="1.742cm" svg:height="0.611cm" svg:x="7.445cm" svg:y="10.28cm">
          <draw:text-box>
            <text:p text:style-name="P2"><text:span text:style-name="T5">Späher</text:span></text:p>
          </draw:text-box>
        </draw:frame>
        <draw:frame draw:style-name="gr12" draw:text-style-name="P11" draw:layer="layout" svg:width="6.106cm" svg:height="0.583cm" svg:x="14.054cm" svg:y="10.346cm">
          <draw:text-box>
            <text:p text:style-name="P2"><text:span text:style-name="T9">Schütze bewegen</text:span></text:p>
          </draw:text-box>
        </draw:frame>
        <draw:frame draw:style-name="gr13" draw:text-style-name="P7" draw:layer="layout" svg:width="3.013cm" svg:height="0.611cm" svg:x="7.445cm" svg:y="19.518cm">
          <draw:text-box>
            <text:p text:style-name="P2"><text:span text:style-name="T5">MG-Schütze</text:span></text:p>
          </draw:text-box>
        </draw:frame>
        <draw:frame draw:style-name="gr14" draw:text-style-name="P7" draw:layer="layout" svg:width="3.906cm" svg:height="0.611cm" svg:x="14.054cm" svg:y="19.518cm">
          <draw:text-box>
            <text:p text:style-name="P2"><text:span text:style-name="T5">Zugtruppführer</text:span></text:p>
          </draw:text-box>
        </draw:frame>
        <draw:frame draw:style-name="gr15" draw:text-style-name="P7" draw:layer="layout" svg:width="3.041cm" svg:height="0.611cm" svg:x="0.882cm" svg:y="10.28cm">
          <draw:text-box>
            <text:p text:style-name="P2"><text:span text:style-name="T5">Schütze</text:span></text:p>
          </draw:text-box>
        </draw:frame>
        <draw:frame draw:style-name="gr16" draw:text-style-name="P8" draw:layer="layout" svg:width="6.218cm" svg:height="1.944cm" svg:x="0.878cm" svg:y="11.18cm">
          <draw:text-box>
            <text:p text:style-name="P2"><text:span text:style-name="T6">KI soll Zielpunkte kontrollieren:</text:span></text:p>
            <text:list text:style-name="L8">
              <text:list-item>
                <text:p text:style-name="P4"><text:span text:style-name="T6">SICHERN</text:span><text:span text:style-name="T7"> eines Ziels</text:span></text:p>
              </text:list-item>
              <text:list-item>
                <text:p text:style-name="P4"><text:span text:style-name="T7">Wenn möglich, </text:span><text:span text:style-name="T6">BEWEGEN</text:span><text:span text:style-name="T7"> in Richtung eines von der KI nicht kontrollierten Ziels</text:span></text:p>
              </text:list-item>
              <text:list-item>
                <text:p text:style-name="P4"><text:span text:style-name="T6">ANGRIFF</text:span></text:p>
              </text:list-item>
            </text:list>
          </draw:text-box>
        </draw:frame>
        <draw:frame draw:style-name="gr17" draw:text-style-name="P12" draw:layer="layout" svg:width="0.317cm" svg:height="0.391cm" svg:x="1.178cm" svg:y="14.174cm">
          <draw:text-box>
            <text:p text:style-name="P2"><text:span text:style-name="T10"><text:s/></text:span></text:p>
          </draw:text-box>
        </draw:frame>
        <draw:polygon draw:style-name="gr1" draw:text-style-name="P1" draw:layer="layout" svg:width="6.599cm" svg:height="1.042cm" svg:x="0.6cm" svg:y="19.222cm" svg:viewBox="0 0 6600 1043" draw:points="0,1043 6600,1043 6600,0 0,0">
          <text:p/>
        </draw:polygon>
        <draw:frame draw:style-name="gr18" draw:text-style-name="P13" draw:layer="layout" svg:width="5.991cm" svg:height="0.691cm" svg:x="0.954cm" svg:y="19.439cm">
          <draw:text-box>
            <text:p text:style-name="P2"><text:span text:style-name="T11">Späher bewegen</text:span><text:span text:style-name="T12"> </text:span></text:p>
          </draw:text-box>
        </draw:frame>
        <draw:frame draw:style-name="gr19" draw:text-style-name="P7" draw:layer="layout" svg:width="3.546cm" svg:height="0.611cm" svg:x="7.445cm" svg:y="22.934cm">
          <draw:text-box>
            <text:p text:style-name="P2"><text:span text:style-name="T5">Scharfschütze</text:span></text:p>
          </draw:text-box>
        </draw:frame>
        <draw:frame draw:style-name="gr20" draw:text-style-name="P14" draw:layer="layout" svg:width="4.025cm" svg:height="0.611cm" svg:x="7.445cm" svg:y="25.261cm">
          <draw:text-box>
            <text:p text:style-name="P2"><text:span text:style-name="T5">Granatwerfer</text:span></text:p>
          </draw:text-box>
        </draw:frame>
        <draw:frame draw:style-name="gr21" draw:text-style-name="P7" draw:layer="layout" svg:width="2.581cm" svg:height="0.611cm" svg:x="14.054cm" svg:y="20.958cm">
          <draw:text-box>
            <text:p text:style-name="P2"><text:span text:style-name="T5">Feldwebel</text:span></text:p>
          </draw:text-box>
        </draw:frame>
        <draw:frame draw:style-name="gr22" draw:text-style-name="P7" draw:layer="layout" svg:width="3.736cm" svg:height="0.611cm" svg:x="14.054cm" svg:y="24.323cm">
          <draw:text-box>
            <text:p text:style-name="P2"><text:span text:style-name="T5">Gruppenführer</text:span></text:p>
          </draw:text-box>
        </draw:frame>
        <draw:frame draw:style-name="gr23" draw:text-style-name="P8" draw:layer="layout" svg:width="6.111cm" svg:height="4.396cm" svg:x="0.879cm" svg:y="13.381cm">
          <draw:text-box>
            <text:p text:style-name="P2"><text:span text:style-name="T6">KI soll Spieler neutralisieren:</text:span></text:p>
            <text:list text:style-name="L8">
              <text:list-item>
                <text:p text:style-name="P4"><text:span text:style-name="T6">SICHERN</text:span><text:span text:style-name="T7"> eines Ziels</text:span></text:p>
              </text:list-item>
              <text:list-item>
                <text:p text:style-name="P4"><text:span text:style-name="T7">Wenn sich im Umkreis von 2 Feldern eines von der KI nicht kontrollierten Ziels ein Gegner befindet, </text:span><text:span text:style-name="T6">BEWEGEN</text:span><text:span text:style-name="T7"> in Richtung dieses Ziels</text:span></text:p>
              </text:list-item>
              <text:list-item>
                <text:p text:style-name="P4"><text:span text:style-name="T6">ANGRIFF</text:span><text:span text:style-name="T7">, es sei denn, das Ziel hat eine Verteidigung von 9+ und der Schütze kann sich weiter nähern</text:span></text:p>
              </text:list-item>
              <text:list-item>
                <text:p text:style-name="P4"><text:span text:style-name="T6">BEWEGE</text:span><text:span text:style-name="T7"> den Schützen ein Feld in Richtung seines Angriffsziels, bevorzuge Felder mit Zielen, dann bessere Deckung oder bei Gleichstand Felder Deiner Wahl</text:span></text:p>
              </text:list-item>
            </text:list>
          </draw:text-box>
        </draw:frame>
        <draw:frame draw:style-name="gr24" draw:text-style-name="P8" draw:layer="layout" svg:width="5.904cm" svg:height="2.746cm" svg:x="7.477cm" svg:y="11.181cm">
          <draw:text-box>
            <text:p text:style-name="P2"><text:span text:style-name="T6">KI soll Zielpunkte kontrollieren:</text:span></text:p>
            <text:list text:style-name="L8">
              <text:list-item>
                <text:p text:style-name="P4"><text:span text:style-name="T6">ERKUNDEN</text:span><text:span text:style-name="T7">, wenn ein KI-Schütze</text:span><text:span text:style-name="T7"><text:line-break/></text:span><text:span text:style-name="T7">unterstützt werden muss, um sich in Richtung seines bevorzugten Ziels bewegen zu können</text:span></text:p>
              </text:list-item>
              <text:list-item>
                <text:p text:style-name="P4"><text:span text:style-name="T6">AUFKLÄREN</text:span></text:p>
              </text:list-item>
              <text:list-item>
                <text:p text:style-name="P4"><text:span text:style-name="T6">ANGRIFF</text:span><text:span text:style-name="T7"> bei Verteidigung 4-6 des Ziels</text:span></text:p>
              </text:list-item>
              <text:list-item>
                <text:p text:style-name="P4"><text:span text:style-name="T6">TÄUSCHEN</text:span></text:p>
              </text:list-item>
            </text:list>
          </draw:text-box>
        </draw:frame>
        <draw:frame draw:style-name="gr25" draw:text-style-name="P8" draw:layer="layout" svg:width="6.159cm" svg:height="3.839cm" svg:x="7.476cm" svg:y="14.381cm">
          <draw:text-box>
            <text:p text:style-name="P2"><text:span text:style-name="T6">KI soll Spieler neutralisieren:</text:span></text:p>
            <text:list text:style-name="L8">
              <text:list-item>
                <text:p text:style-name="P4"><text:span text:style-name="T7">Wenn sich ein Gegner im Umkreis von 3 Feldern eines nicht erkundeten Ziels befindet, dann </text:span><text:span text:style-name="T6">ERKUNDE</text:span><text:span text:style-name="T7"> bevorzugt</text:span><text:span text:style-name="T7"><text:line-break/></text:span><text:span text:style-name="T7">das dem Gegner nächstgelegene Ziel, dann das dem Späher nächstgelegene Ziel, dann das Ziel mit den meisten Siegpunkten oder bei Gleichstand ein Ziel Deiner Wahl</text:span></text:p>
              </text:list-item>
              <text:list-item>
                <text:p text:style-name="P4"><text:span text:style-name="T6">AUFKLÄREN</text:span></text:p>
              </text:list-item>
              <text:list-item>
                <text:p text:style-name="P4"><text:span text:style-name="T6">ANGRIFF</text:span><text:span text:style-name="T7"> bei Verteidigung 4-6 des Ziels</text:span></text:p>
              </text:list-item>
              <text:list-item>
                <text:p text:style-name="P4"><text:span text:style-name="T6">TÄUSCHEN</text:span></text:p>
              </text:list-item>
            </text:list>
          </draw:text-box>
        </draw:frame>
        <draw:frame draw:style-name="gr26" draw:text-style-name="P5" draw:layer="layout" svg:width="6.2cm" svg:height="8.068cm" svg:x="14.005cm" svg:y="11.326cm">
          <draw:text-box>
            <text:list text:style-name="L8">
              <text:list-item>
                <text:p text:style-name="P4"><text:span text:style-name="T7">Zum vorrangigsten Ziel:</text:span></text:p>
              </text:list-item>
            </text:list>
            <text:list text:style-name="L5">
              <text:list-item>
                <text:list>
                  <text:list-item>
                    <text:p text:style-name="P4"><text:span text:style-name="T7">Starte mit den Siegpunkten des Ziels</text:span></text:p>
                  </text:list-item>
                  <text:list-item>
                    <text:p text:style-name="P4"><text:span text:style-name="T7">Ziehe die Distanz zum Ziel ab</text:span></text:p>
                  </text:list-item>
                  <text:list-item>
                    <text:p text:style-name="P4"><text:span text:style-name="T7">Ziehe </text:span><text:span text:style-name="T6">2</text:span><text:span text:style-name="T7"> ab, falls der Spieler das Ziel kontrolliert und dort eine Einheit hat;</text:span><text:span text:style-name="T7"><text:line-break/></text:span><text:span text:style-name="T6">1</text:span><text:span text:style-name="T7">, falls der Spieler das Ziel kontrolliert und eine Einheit in Bewegungsreichweite hat; </text:span><text:span text:style-name="T6">0,5</text:span><text:span text:style-name="T7">, falls der Spieler das Ziel nur erkundet hat</text:span></text:p>
                  </text:list-item>
                  <text:list-item>
                    <text:p text:style-name="P4"><text:span text:style-name="T7">Bei Gleichstand gewinnt das Ziel mit den meisten Siegpunkten</text:span></text:p>
                  </text:list-item>
                </text:list>
              </text:list-item>
              <text:list-item>
                <text:p text:style-name="P4"><text:span text:style-name="T7">Ignoriere Ziele mit einem näheren KI-Schützen, es sei denn, es gibt nur diese von der KI nicht kontrollierten Ziele</text:span></text:p>
              </text:list-item>
              <text:list-item>
                <text:p text:style-name="P4"><text:span text:style-name="T7">Kann sich der Schütze nicht in Richtung des Ziels bewegen, weil die Felder nicht erkundet worden sind, gehe zu </text:span><text:span text:style-name="T6">ANGRIFF</text:span></text:p>
              </text:list-item>
              <text:list-item>
                <text:p text:style-name="P4"><text:span text:style-name="T7">Bewege den Schützen, bevorzuge Felder mit Zielen, dann bessere Deckung oder bei Gleichstand Felder Deiner Wahl</text:span></text:p>
              </text:list-item>
              <text:list-item>
                <text:p text:style-name="P4"><text:span text:style-name="T6">KI soll Spieler neutralisieren:</text:span><text:span text:style-name="T6"><text:line-break/></text:span><text:span text:style-name="T6">Ignoriere Ziele ohne Gegner im Umkreis von 2 Feldern</text:span></text:p>
              </text:list-item>
            </text:list>
          </draw:text-box>
        </draw:frame>
        <draw:frame draw:style-name="gr27" draw:text-style-name="P5" draw:layer="layout" svg:width="5.933cm" svg:height="7.5cm" svg:x="0.906cm" svg:y="20.427cm">
          <draw:text-box>
            <text:list text:style-name="L8">
              <text:list-item>
                <text:p text:style-name="P4"><text:span text:style-name="T7">Finde den nächstgelegenen Schützen, der sein Ziel nicht erreichen und auf seinem Weg nicht mehr als zwei Felder weit ziehen kann</text:span></text:p>
              </text:list-item>
              <text:list-item>
                <text:p text:style-name="P4"><text:span text:style-name="T7">Ignoriere Schützen mit näher an deren Zielen liegenden KI-Spähern</text:span></text:p>
              </text:list-item>
              <text:list-item>
                <text:p text:style-name="P4"><text:span text:style-name="T7">Erkunde den direkten Weg zum bevorzugten Angriffsziel des Schützen und hinterlasse dem Schützen einen erkundeten Weg (wenn nötig, bewege den Späher in Richtung des Schützen)</text:span></text:p>
              </text:list-item>
              <text:list-item>
                <text:p text:style-name="P4"><text:span text:style-name="T7">Bevorzuge bereits erkundete Felder, dann Felder mit Zielen, dann bessere Deckung oder bei Gleichstand Felder Deiner Wahl</text:span></text:p>
              </text:list-item>
              <text:list-item>
                <text:p text:style-name="P4"><text:span text:style-name="T7">Kommt der Späher nach 1 Bewegung an, erkunde nicht weiter, es sei denn, das Feld grenzt an ein oder mehrere nicht erkundete Ziele (bevorzuge das Ziel mit den meisten Siegpunkten oder bei Gleichstand ein Ziel Deiner Wahl)</text:span></text:p>
              </text:list-item>
            </text:list>
          </draw:text-box>
        </draw:frame>
        <draw:frame draw:style-name="gr28" draw:text-style-name="P16" draw:layer="layout" svg:width="6.136cm" svg:height="2.374cm" svg:x="7.484cm" svg:y="20.243cm">
          <draw:text-box>
            <text:list text:style-name="L8">
              <text:list-item>
                <text:p text:style-name="P15"><text:span text:style-name="T7">Bei Verteidigung 4-7 des Ziels </text:span><text:span text:style-name="T6">ANGRIFF</text:span></text:p>
              </text:list-item>
              <text:list-item>
                <text:p text:style-name="P15"><text:span text:style-name="T7">Bei Verteidigung <text:s/>8-9 des Ziels </text:span><text:span text:style-name="T6">NIEDERHALTEN</text:span><text:span text:style-name="T7"> </text:span></text:p>
              </text:list-item>
              <text:list-item>
                <text:p text:style-name="P4"><text:span text:style-name="T7">Bei Verteidigung 10 und erkundetem Weg </text:span><text:span text:style-name="T6">BEWEGEN</text:span><text:span text:style-name="T7"> in Richtung des Ziels, bevorzuge Ziele, dann bessere Deckung, dann Deine Wahl</text:span></text:p>
              </text:list-item>
            </text:list>
          </draw:text-box>
        </draw:frame>
        <draw:frame draw:style-name="gr29" draw:text-style-name="P16" draw:layer="layout" svg:width="6.136cm" svg:height="1.426cm" svg:x="7.484cm" svg:y="23.643cm">
          <draw:text-box>
            <text:list text:style-name="L8">
              <text:list-item>
                <text:p text:style-name="P15"><text:span text:style-name="T7">Bei Verteidigung 4-9 des Ziels </text:span><text:span text:style-name="T6">ANGRIFF</text:span></text:p>
              </text:list-item>
              <text:list-item>
                <text:p text:style-name="P4"><text:span text:style-name="T7">Bei Verteidigung 10 </text:span><text:span text:style-name="T6">PIRSCHEN</text:span><text:span text:style-name="T7"> in Richtung des Ziels, bevorzuge Ziele, dann bessere Deckung, dann Deine Wahl</text:span></text:p>
              </text:list-item>
            </text:list>
          </draw:text-box>
        </draw:frame>
        <draw:frame draw:style-name="gr30" draw:text-style-name="P17" draw:layer="layout" svg:width="6.076cm" svg:height="1.86cm" svg:x="7.484cm" svg:y="25.944cm">
          <draw:text-box>
            <text:list text:style-name="L8">
              <text:list-item>
                <text:p text:style-name="P4"><text:span text:style-name="T7">B</text:span><text:span text:style-name="T13">ei 1+ Gegnern im Ziel </text:span><text:span text:style-name="T6">ANGRIFF</text:span></text:p>
              </text:list-item>
              <text:list-item>
                <text:p text:style-name="P4"><text:span text:style-name="T6">ZIELE</text:span><text:span text:style-name="T7"> </text:span><text:span text:style-name="T13">auf das Feld mit den meisten Gegnern, bevorzuge das Feld mit den wenigsten KI-Einheiten und dem vorrangigsten Ziel</text:span></text:p>
              </text:list-item>
            </text:list>
          </draw:text-box>
        </draw:frame>
        <draw:frame draw:style-name="gr31" draw:text-style-name="P18" draw:layer="layout" svg:width="6.136cm" svg:height="0.703cm" svg:x="14.084cm" svg:y="20.144cm">
          <draw:text-box>
            <text:list text:style-name="L8">
              <text:list-item>
                <text:p text:style-name="P15"><text:span text:style-name="T6">VORRANGIGES VERSTÄRKEN</text:span></text:p>
              </text:list-item>
              <text:list-item>
                <text:p text:style-name="P15"><text:span text:style-name="T6">BEFEHLEN</text:span></text:p>
              </text:list-item>
            </text:list>
          </draw:text-box>
        </draw:frame>
        <draw:frame draw:style-name="gr32" draw:text-style-name="P18" draw:layer="layout" svg:width="6.136cm" svg:height="2.725cm" svg:x="14.084cm" svg:y="21.544cm">
          <draw:text-box>
            <text:list text:style-name="L8">
              <text:list-item>
                <text:p text:style-name="P15"><text:span text:style-name="T6">KI soll Zielpunkte kontrollieren:</text:span><text:span text:style-name="T6"><text:line-break/></text:span><text:span text:style-name="T6">LEITEN</text:span><text:span text:style-name="T7">, wenn sich ein Schütze in Richtung seines Ziels bewegen kann</text:span></text:p>
              </text:list-item>
              <text:list-item>
                <text:p text:style-name="P15"><text:span text:style-name="T6">VORRANGIGES VERSTÄRKEN</text:span></text:p>
              </text:list-item>
              <text:list-item>
                <text:p text:style-name="P15"><text:span text:style-name="T6">LEITE</text:span><text:span text:style-name="T7"> die stärkste Angriffseinheit in Richtung des nächstgelegenen Gegners, bevorzuge Felder mit Zielen, dann bessere Deckung</text:span></text:p>
              </text:list-item>
            </text:list>
          </draw:text-box>
        </draw:frame>
        <draw:frame draw:style-name="gr33" draw:text-style-name="P18" draw:layer="layout" svg:width="6.136cm" svg:height="3.118cm" svg:x="14.084cm" svg:y="24.944cm">
          <draw:text-box>
            <text:list text:style-name="L8">
              <text:list-item>
                <text:p text:style-name="P15"><text:span text:style-name="T7">Schützen, die Ziele sichern können, </text:span><text:span text:style-name="T6">ANSPORNEN</text:span></text:p>
              </text:list-item>
              <text:list-item>
                <text:p text:style-name="P15"><text:span text:style-name="T6">VORRANGIGES VERSTÄRKEN</text:span></text:p>
              </text:list-item>
              <text:list-item>
                <text:p text:style-name="P15"><text:span text:style-name="T6">KI soll Zielpunkte kontrollieren:</text:span><text:span text:style-name="T6"><text:line-break/></text:span><text:span text:style-name="T7">Schützen </text:span><text:span text:style-name="T6">ANSPORNEN</text:span><text:span text:style-name="T7">, wenn sie sich in Richtung ihres Ziels bewegen können, andernfalls </text:span><text:span text:style-name="T6">ERKUNDEN</text:span></text:p>
              </text:list-item>
              <text:list-item>
                <text:p text:style-name="P15"><text:span text:style-name="T7">MG-Schützen </text:span><text:span text:style-name="T6">ANSPORNEN</text:span></text:p>
              </text:list-item>
              <text:list-item>
                <text:p text:style-name="P15"><text:span text:style-name="T6">VERSTÄRKEN</text:span></text:p>
              </text:list-item>
            </text:list>
          </draw:text-box>
        </draw:frame>
        <draw:frame draw:style-name="gr34" draw:text-style-name="P10" draw:layer="layout" svg:width="5.984cm" svg:height="0.991cm" svg:x="14.216cm" svg:y="2.057cm">
          <draw:text-box>
            <text:p text:style-name="P2"><text:span text:style-name="T7">Um schnell zählen zu können, die Karten in der Reserve nicht stapeln und Verluste verdeckt in der Reserve ablegen</text:span></text:p>
          </draw:text-box>
        </draw:frame>
        <draw:frame draw:style-name="gr10" draw:text-style-name="P10" draw:layer="layout" svg:width="5.844cm" svg:height="1.672cm" svg:x="14.216cm" svg:y="3.157cm">
          <draw:text-box>
            <text:p text:style-name="P2"><text:span text:style-name="T6">VORRANGIGES VERSTÄRKEN</text:span><text:span text:style-name="T7">, wenn Reserven + Verluste der verstärkbaren Kartenarten die Summe der unten angegebenen Kartenanzahlen um 2+ übersteigt</text:span></text:p>
          </draw:text-box>
        </draw:frame>
        <draw:frame draw:style-name="gr35" draw:text-style-name="P10" draw:layer="layout" svg:width="5.944cm" svg:height="1.321cm" svg:x="14.218cm" svg:y="4.957cm">
          <draw:text-box>
            <text:p text:style-name="P2"><text:span text:style-name="T7">Kartenarten verstärken, deren Reserve + Verluste die Anzahl am stärksten über-steigt. Bei Gleichstand gemäß Aufzählung, dann Reihenfolge, dann Gruppe A &gt; B &gt; C</text:span></text:p>
          </draw:text-box>
        </draw:frame>
        <draw:frame draw:style-name="gr10" draw:text-style-name="P10" draw:layer="layout" svg:width="5.995cm" svg:height="1.672cm" svg:x="14.218cm" svg:y="6.357cm">
          <draw:text-box>
            <text:p text:style-name="P2"><text:span text:style-name="T6">Reserve + Verluste (Zielpunkte kontr.)</text:span></text:p>
            <text:list text:style-name="L7">
              <text:list-item>
                <text:p text:style-name="P4"><text:span text:style-name="T7">Feldwebel &gt; Anführer = 0</text:span></text:p>
              </text:list-item>
              <text:list-item>
                <text:p text:style-name="P4"><text:span text:style-name="T7">Scharfschütze &gt; MG &gt; Granatwerfer = 2</text:span></text:p>
              </text:list-item>
              <text:list-item>
                <text:p text:style-name="P4"><text:span text:style-name="T7">Späher = 1</text:span></text:p>
              </text:list-item>
              <text:list-item>
                <text:p text:style-name="P4"><text:span text:style-name="T7">Schütze = 2</text:span></text:p>
              </text:list-item>
            </text:list>
          </draw:text-box>
        </draw:frame>
        <draw:frame draw:style-name="gr36" draw:text-style-name="P19" draw:layer="layout" svg:width="13.466cm" svg:height="0.331cm" svg:x="0.6cm" svg:y="28.471cm">
          <draw:text-box>
            <text:p><text:span text:style-name="T14">Kelley, Michael D. </text:span><text:span text:style-name="T15">Solo AI Cards for Undaunted: Normandy</text:span><text:span text:style-name="T14">. Übersetzt von Andreas Vögele, 2020.</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erican Typewriter" svg:font-family="'American Typewriter'" style:font-family-generic="modern" style:font-pitch="variable"/>
    <style:font-face style:name="AmericanTypewriter" svg:font-family="AmericanTypewriter"/>
    <style:font-face style:name="Arial" svg:font-family="Aria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Arial" style:font-size-asian="24pt" style:language-asian="zh" style:country-asian="CN" style:font-name-complex="Noto Sans1" style:font-size-complex="24pt" style:language-complex="hi" style:country-complex="IN"/>
    </style:default-style>
    <style:style style:name="standard" style:family="graphic">
      <style:graphic-properties>
        <text:list-style style:name="standard">
          <text:list-level-style-bullet text:level="1" text:bullet-char="●">
            <style:list-level-properties/>
            <style:text-properties fo:font-family="OpenSymbol" style:use-window-font-color="true" fo:font-size="6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text-properties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4cm" fo:margin-left="0.6cm" fo:margin-right="0.6cm" fo:page-width="21cm" fo:page-height="29.7cm" style:print-orientation="portrait"/>
    </style:page-layout>
    <style:style style:name="Mdp1" style:family="drawing-page">
      <style:drawing-page-properties draw:background-size="full"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12-09T17:40:57.734215638</dc:date>
    <meta:editing-duration>PT10H3M14S</meta:editing-duration>
    <meta:editing-cycles>367</meta:editing-cycles>
    <meta:generator>LibreOffice/24.8.4.2$Linux_X86_64 LibreOffice_project/480$Build-2</meta:generator>
    <dc:title>Undaunted: Normandie Solo-Variante</dc:title>
    <dc:description>German translation of Michael D. Kelley's Solo AI Cards for Undaunted: Normandy</dc:description>
    <meta:print-date>2025-01-01T18:49:55.553707568</meta:print-date>
    <meta:printed-by>PDF-Dateien</meta:printed-by>
    <dc:contributor>Michael D. Kelley</dc:contributor>
    <dc:publisher>Andreas Vögele</dc:publisher>
    <dc:rights>All rights reserved</dc:rights>
    <meta:document-statistic meta:object-count="46"/>
  </office:meta>
</office:document-meta>
</file>